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18mm"/>
    </style:style>
    <style:style style:name="co4" style:family="table-column">
      <style:table-column-properties fo:break-before="auto" style:column-width="38.35mm"/>
    </style:style>
    <style:style style:name="co5" style:family="table-column">
      <style:table-column-properties fo:break-before="auto" style:column-width="37.52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52.23mm"/>
    </style:style>
    <style:style style:name="co8" style:family="table-column">
      <style:table-column-properties fo:break-before="auto" style:column-width="64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penStack Servic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rchestration-ap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s-compute-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os-lbaasv1.0-ext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OS-KSADM-admin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volume-api-v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OS-OAUTH1-v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baa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olume-api-v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os-image-v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identity-admin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os-telemetry-api-2.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OS-KSCATALOG-admin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OS-KSS3-admi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OS-KSEC2-admi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os-volum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s-layer3-ext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s-image-1.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etering-label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s-qos-v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s-quota-set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s-floating-ip-dn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s-disk-confi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ecurity-group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s-hypervisors-v2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s-network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s-hosts-v2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s-host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s-flavor-acces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s-service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s-quota-sets-v2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s-hypervisor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s-aggregate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lavor-access-v2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s-volume_attachmen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security-group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KSVALIDATE-admi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interfac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image-schemas-v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flavorspecs-v2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flavor-extra-spec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floating-ip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s-subne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s-por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s-networks-provider-ex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s-floating-ips-bul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s-cells-v2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s-aggregates-v2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s-server-group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security-group-default-rul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ports-binding-ex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keypair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agent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server-OS-EXT-IPS-MA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avors-v2.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avor-rxtx-v2.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avor-rxtx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avorextrada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createserverex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cloudpip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server-passwo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quot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networks-multi-provider-ex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instance-actions-v2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instance-action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ext-i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agents-v2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server-usage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multinic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flv-disab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fixed-i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-img-siz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ended-status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ended-statu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ended-server-attributes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ended-availability-zone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-a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config-drive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certificates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simple-tenant-usage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simple-tenant-usag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quota-class-sets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quota-class-se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instance-usage-audit-log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flavor-manage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flavormanag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extended-server-attribu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certifica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block-device-mapping-v2-bo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admin-actions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virtual-interfac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server-start-sto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server-shelv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rescu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remote-consoles-v2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flavor-swa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evacuate-v2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diagnostic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deferred-delete-v2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deferred-dele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overag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onsol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onsole-outp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admin-action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volume-manag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used-limits-for-admi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used-limi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scheduler-hin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multi-server-cre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migrations-v2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migr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limits-v2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limi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floating-ip-pool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versions-v2.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OpenStack Resourc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rvers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lavor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etail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tack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napsho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S-KSAD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dat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enant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ole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s-quota-set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etwork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nstance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s-hos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olum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S-OAUTH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s-hypervisor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s-aggregat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sourc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S-KSCATALO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xtension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qos-spec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terin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arm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ute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ol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oating-ip-dn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agen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ken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are_deploymen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security-grou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OS-KSS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ndpoin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ne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volum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snapsho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servic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althmonit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oatingi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ndpointTemplat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sume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cess_token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curity-group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curity-group-ru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hem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3credential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volume_attachmen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simple-tenant-usag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server-group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security-group-default-ru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quota-class-se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KSEC2:ec2Credential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keypai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interfac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instance-action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floating-ips-bul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floating-ip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extra_spec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certifica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e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ering-label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ering-label-ru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lavor-extra-spec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ntri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tistic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oftware_config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source_typ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ot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KSVALIDA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loudpip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ell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utdow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bo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volume-typ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server-passwo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migr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instance-usage-audit-lo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fixed-ip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lth_monito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red-imag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_router_interfa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vie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volume-man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virtual-interfac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floating-ip-poo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flavor-swa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flavor-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cover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avor-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a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associate_a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associ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able-log-rea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tai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gure-proje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ll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pacit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ild_inf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ociatio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_router_interfa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cess_tok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ando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OpenStack Actions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npauseserv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shelv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resc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pRepor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verIPDetai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torede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tartInsta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erve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Tenant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_h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Floating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flavor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aggreg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buil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tConsoleOutp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tConso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acuateserv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teIm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Tenant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iptoinsta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FloatingIP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oogle Service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ute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atapro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tainer-engin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source-manage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eployment-manag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ggin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ebugg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nstance-group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ubsu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a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onitori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edic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n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tasto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rror-report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ainer-build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</table:table-row>
      </table:table>
      <table:table table:name="Google Resources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zone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instanc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egion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peration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1beta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uster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ggregat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2beta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tase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rviceAccoun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scription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tanceGroupManag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ploymen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rgetPool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orwardingRul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tanceGrou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dress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b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llingUpda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agedZo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bugge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rlMa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ainedmodel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s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ckendServic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toscal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1beta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rgetHttpsProxi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HealthCheck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HealthCheck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rewall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faultObjectAc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eakpoin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pnTunne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rgetVpnGateway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rgetInstanc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rgetHttpProx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bnetwork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k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ric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bug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slCer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slCertific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u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dePool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twork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ricDescripto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y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tanceTempl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c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apsho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itoredResourceDescripto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hineTyp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kTyp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upRu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lo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ferJob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Se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UrlM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Targ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ife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tHeal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UsageExportBu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TargetP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T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SslCertific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Schedu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NamedPo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Machine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InstanceTemp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DiskAutoDel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CommonInstance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er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al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s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write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ore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tSsl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Public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Me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Health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reat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mote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tions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Managed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AccountVie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ce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Upd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rt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edmod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Sta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ServiceAccou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o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ach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rec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Access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Snaps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Ephem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dTimeSe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celPre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orizedKeys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h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Public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Me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Health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Access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ndonInstance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oogle Actions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plo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ferJob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Se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UrlM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Targ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ife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tHeal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UsageExportBu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TargetP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T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SslCertific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Schedu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NamedPo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Machine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InstanceTemp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DiskAutoDel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CommonInstance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er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al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s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write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ore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tSsl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Public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Me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Health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reat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mote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tions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Managed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AccountVie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ce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Upd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rt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edmod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Sta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ServiceAccou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o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ach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rec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Access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Snaps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Ephem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dTimeSe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celPre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orizedKeys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h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Public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Me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Health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Access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ndon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olicyDeta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GrantableRole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CCI Services" table:style-name="ta1"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frastructur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ervice Level Agreemen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itorin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mpute Resource Templates Profile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OCCI Resource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u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reemen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orageli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tworkinterfac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ponentli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lect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reement_li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er_da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sh_k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_sma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_medi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_lar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networkinterfa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net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li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reement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reement_ter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float" office:value="4" calcext:value-type="float">
            <text:p>4</text:p>
          </table:table-cell>
        </table:table-row>
      </table:table>
      <table:table table:name="OCCI Action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pe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rmin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t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ff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7:40:30.788850752</meta:creation-date>
    <dc:date>2016-06-16T20:00:48.756648182</dc:date>
    <meta:editing-duration>PT2H5M6S</meta:editing-duration>
    <meta:editing-cycles>7</meta:editing-cycles>
    <meta:generator>LibreOffice/5.0.5.2$Linux_X86_64 LibreOffice_project/00m0$Build-2</meta:generator>
    <meta:document-statistic meta:table-count="9" meta:cell-count="1238" meta:object-count="0"/>
  </office:meta>
</office:document-meta>
</file>